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ffffff" draw:fill-gradient-name="Tango_20_Green" draw:textarea-horizontal-align="justify" draw:textarea-vertical-align="middle" draw:auto-grow-height="false" fo:min-height="1.75cm" fo:min-width="5.5cm"/>
    </style:style>
    <style:style style:name="gr2" style:family="graphic" style:parent-style-name="standard">
      <style:graphic-properties draw:stroke-linejoin="miter" draw:fill="gradient" draw:fill-color="#ffffff" draw:fill-gradient-name="Tango_20_Green" draw:textarea-horizontal-align="justify" draw:textarea-vertical-align="middle" draw:auto-grow-height="false" fo:min-height="1.75cm" fo:min-width="5.5cm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6" style:family="graphic" style:parent-style-name="standard">
      <style:graphic-properties draw:marker-start="Arrow" draw:marker-end="" draw:textarea-horizontal-align="center" draw:textarea-vertical-align="middle"/>
    </style:style>
    <style:style style:name="gr7" style:family="graphic" style:parent-style-name="standard">
      <style:graphic-properties draw:stroke="none" draw:fill="none" fo:min-height="0.63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ff" draw:fill-gradient-name="Tango_20_Green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6cm" svg:height="2cm" svg:x="10.4cm" svg:y="1.6cm">
          <text:p text:style-name="P1">Main Menu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cm" svg:height="2cm" svg:x="6.4cm" svg:y="5.6cm">
          <text:p text:style-name="P1">Ship selec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cm" svg:y1="3.6cm" svg:x2="9.4cm" svg:y2="5.6cm" draw:start-shape="id1" draw:end-shape="id2" draw:end-glue-point="0" svg:d="M13400 3600v1000h-4000v1000" svg:viewBox="0 0 4001 2001">
          <text:p/>
        </draw:connector>
        <draw:custom-shape draw:style-name="gr1" draw:text-style-name="P2" xml:id="id3" draw:id="id3" draw:layer="layout" svg:width="6cm" svg:height="2cm" svg:x="13.4cm" svg:y="5.6cm">
          <text:p text:style-name="P1">Setting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4cm" svg:y1="3.6cm" svg:x2="16.4cm" svg:y2="5.6cm" draw:start-shape="id1" draw:start-glue-point="2" draw:end-shape="id3" draw:end-glue-point="0" svg:d="M13400 3600v1000h3000v1000" svg:viewBox="0 0 3001 2001">
          <text:p/>
        </draw:connector>
        <draw:custom-shape draw:style-name="gr1" draw:text-style-name="P2" xml:id="id4" draw:id="id4" draw:layer="layout" svg:width="6cm" svg:height="2cm" svg:x="6.4cm" svg:y="9.6cm">
          <text:p text:style-name="P1">Artifact Mounti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4cm" svg:y1="7.6cm" svg:x2="9.4cm" svg:y2="9.6cm" draw:start-shape="id2" draw:start-glue-point="2" draw:end-shape="id4" draw:end-glue-point="0" svg:d="M9400 7600v2000" svg:viewBox="0 0 1 2001">
          <text:p/>
        </draw:connector>
        <draw:custom-shape draw:style-name="gr1" draw:text-style-name="P2" xml:id="id5" draw:id="id5" draw:layer="layout" svg:width="6cm" svg:height="2cm" svg:x="6.4cm" svg:y="13.1cm">
          <text:p text:style-name="P1">Ga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cm" svg:y1="11.6cm" svg:x2="9.4cm" svg:y2="13.1cm" draw:start-shape="id4" draw:start-glue-point="2" draw:end-shape="id5" draw:end-glue-point="0" svg:d="M9400 11600v1500" svg:viewBox="0 0 1 1501">
          <text:p/>
        </draw:connector>
        <draw:connector draw:style-name="gr3" draw:text-style-name="P3" draw:layer="layout" draw:line-skew="-1.999cm" svg:x1="6.4cm" svg:y1="14.1cm" svg:x2="10.4cm" svg:y2="2.6cm" draw:start-shape="id5" draw:start-glue-point="3" draw:end-shape="id1" draw:end-glue-point="3" svg:d="M6400 14100h-2500v-11500h6500" svg:viewBox="0 0 6501 11501">
          <text:p/>
        </draw:connector>
        <draw:frame draw:style-name="gr5" draw:text-style-name="P4" draw:layer="layout" svg:width="2.5cm" svg:height="1.513cm" svg:x="2cm" svg:y="7.487cm">
          <draw:text-box>
            <text:p><text:span text:style-name="T1">Death</text:span></text:p>
          </draw:text-box>
        </draw:frame>
        <draw:custom-shape draw:style-name="gr1" draw:text-style-name="P2" xml:id="id7" draw:id="id7" draw:layer="layout" svg:width="6cm" svg:height="2cm" svg:x="6.4cm" svg:y="16.6cm"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cm" svg:height="2cm" svg:x="20.4cm" svg:y="5.6cm">
          <text:p text:style-name="P1">Credit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4cm" svg:y1="5.6cm" svg:x2="13.4cm" svg:y2="3.6cm" draw:start-shape="id6" draw:start-glue-point="0" draw:end-shape="id1" draw:end-glue-point="2" svg:d="M23400 5600v-1000h-10000v-1000" svg:viewBox="0 0 10001 2001">
          <text:p/>
        </draw:connector>
        <draw:connector draw:style-name="gr3" draw:text-style-name="P1" draw:layer="layout" svg:x1="9.4cm" svg:y1="15.1cm" svg:x2="9.4cm" svg:y2="16.6cm" draw:start-shape="id5" draw:start-glue-point="2" draw:end-shape="id7" draw:end-glue-point="0" svg:d="M9400 15100v1500" svg:viewBox="0 0 1 1501">
          <text:p/>
        </draw:connector>
        <draw:connector draw:style-name="gr3" draw:text-style-name="P1" draw:layer="layout" svg:x1="12.4cm" svg:y1="17.6cm" svg:x2="23.4cm" svg:y2="7.6cm" draw:start-shape="id7" draw:start-glue-point="1" draw:end-shape="id6" draw:end-glue-point="2" svg:d="M12400 17600h11000v-10000" svg:viewBox="0 0 11001 10001">
          <text:p/>
        </draw:connector>
        <draw:custom-shape draw:style-name="gr1" draw:text-style-name="P2" xml:id="id8" draw:id="id8" draw:layer="layout" svg:width="6cm" svg:height="2cm" svg:x="15.5cm" svg:y="10.5cm">
          <text:p text:style-name="P1">Pau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4cm" svg:y1="14.1cm" svg:x2="18.5cm" svg:y2="12.5cm" draw:start-shape="id5" draw:start-glue-point="1" draw:end-shape="id8" draw:end-glue-point="2" svg:d="M12400 14100h6100v-1600" svg:viewBox="0 0 6101 1601">
          <text:p/>
        </draw:connector>
        <draw:connector draw:style-name="gr4" draw:text-style-name="P1" draw:layer="layout" svg:x1="18.5cm" svg:y1="10.5cm" svg:x2="16.4cm" svg:y2="7.6cm" draw:start-shape="id8" draw:start-glue-point="0" draw:end-shape="id3" svg:d="M18500 10500v-1450h-2100v-1450" svg:viewBox="0 0 2101 2901">
          <text:p/>
        </draw:connector>
        <draw:connector draw:style-name="gr6" draw:text-style-name="P1" draw:layer="layout" draw:line-skew="4.999cm" svg:x1="16.4cm" svg:y1="2.6cm" svg:x2="21.5cm" svg:y2="11.5cm" draw:start-shape="id1" draw:start-glue-point="1" draw:end-shape="id8" draw:end-glue-point="1" svg:d="M16400 2600h10600v8900h-5500" svg:viewBox="0 0 10601 8901">
          <text:p/>
        </draw:connector>
        <draw:frame draw:style-name="gr7" draw:text-style-name="P5" draw:layer="layout" svg:width="2.005cm" svg:height="0.883cm" svg:x="21.5cm" svg:y="1.562cm">
          <draw:text-box>
            <text:p><text:span text:style-name="T1">Quit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5M2S</meta:editing-duration>
    <meta:editing-cycles>8</meta:editing-cycles>
    <meta:generator>LibreOffice/5.2.2.2$Windows_X86_64 LibreOffice_project/8f96e87c890bf8fa77463cd4b640a2312823f3ad</meta:generator>
    <dc:date>2016-10-11T20:35:43.873000000</dc:date>
    <meta:document-statistic meta:object-count="44"/>
  </office:meta>
</office:document-meta>
</file>